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officeooo:rsid="001dd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ost important person in my life is my mother. She does everything for me. She is very adorable and caring. My mother is a housewife. She is one of the people I respect and love the most. For me, my mother is the best mother in the world. <text:line-break/><text:line-break/>My mother is a kind-hearted woman. My mother teaches me more than any one else. She struggles a lot but never loses her patience and always makes a faith in herself. She not only inspired me the strength to overcome hardships in my life, but also provided me with valuabl<text:span text:style-name="T2">e lessons. </text:span><text:line-break/><text:line-break/>My mother always shown me the right path for me. She is a diligent and determined woman. She always helps me in need. She loves me very much and supports me in everything I do or think to do. The most important thing is that she has helped me and I know that she will also do it further because she loves and bothers me a lot as compared to anyone. She gave me a lesson to appreciate this life as precious gift of ordinary life and enjoy it with happiness as she is the only one who brought me to this beautiful world.</text:p>
      <text:p text:style-name="P2"><text:line-break/><text:span text:style-name="T1">! THANK U MOM! 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2:18:03.957332425</meta:creation-date>
    <dc:date>2021-05-04T12:20:26.373679420</dc:date>
    <meta:editing-duration>PT2M22S</meta:editing-duration>
    <meta:editing-cycles>1</meta:editing-cycles>
    <meta:document-statistic meta:table-count="0" meta:image-count="0" meta:object-count="0" meta:page-count="1" meta:paragraph-count="2" meta:word-count="208" meta:character-count="1063" meta:non-whitespace-character-count="851"/>
    <meta:generator>LibreOffice/6.4.6.2$Linux_X86_64 LibreOffice_project/40$Build-2</meta:generator>
  </office:meta>
</office:document-meta>
</file>